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Preformatted_20_Text">
      <style:paragraph-properties fo:margin-top="0in" fo:margin-bottom="0.1965in" fo:padding="0.0193in" fo:border="0.0008in solid #d9d9e3"/>
    </style:style>
    <style:style style:name="P4" style:family="paragraph" style:parent-style-name="Preformatted_20_Text">
      <style:paragraph-properties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  <style:style style:name="P6" style:family="paragraph" style:parent-style-name="Text_20_body">
      <style:paragraph-properties fo:padding="0.0193in" fo:border="0.0008in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- Синтаксис основы</text:p>
      <text:p text:style-name="P1">ChatGPT</text:p>
      <text:p text:style-name="P2">ChatGPT</text:p>
      <text:p text:style-name="P6">Конечно, вот краткий обзор основного синтаксиса PHP:</text:p>
      <text:h text:style-name="P5" text:outline-level="3">Теги PHP</text:h>
      <text:p text:style-name="P6">PHP код обычно находится между тегами <text:span text:style-name="Source_20_Text">&lt;?php</text:span> и <text:span text:style-name="Source_20_Text">?&gt;</text:span>. Например:</text:p>
      <text:p text:style-name="P4">phpCopy code</text:p>
      <text:p text:style-name="P4"><text:span text:style-name="Source_20_Text">&lt;?php</text:span></text:p>
      <text:p text:style-name="P4"><text:span text:style-name="Source_20_Text"><text:s text:c="4"/>// PHP код здесь</text:span></text:p>
      <text:p text:style-name="P3"><text:span text:style-name="Source_20_Text">?&gt;</text:span></text:p>
      <text:h text:style-name="P5" text:outline-level="3">Переменные</text:h>
      <text:p text:style-name="P6">Переменные в PHP начинаются с символа доллара (<text:span text:style-name="Source_20_Text">$</text:span>) и могут содержать буквы, цифры и знак подчеркивания. Например:</text:p>
      <text:p text:style-name="P4">phpCopy code</text:p>
      <text:p text:style-name="P4"><text:span text:style-name="Source_20_Text">$name = "John";</text:span></text:p>
      <text:p text:style-name="P3"><text:span text:style-name="Source_20_Text">$age = 25;</text:span></text:p>
      <text:h text:style-name="P5" text:outline-level="3">Вывод</text:h>
      <text:p text:style-name="P6">Для вывода данных на экран используется функция <text:span text:style-name="Source_20_Text">echo</text:span> или <text:span text:style-name="Source_20_Text">print</text:span>. Например:</text:p>
      <text:p text:style-name="P4">phpCopy code</text:p>
      <text:p text:style-name="P3"><text:span text:style-name="Source_20_Text">echo "Hello, World!";</text:span></text:p>
      <text:h text:style-name="P5" text:outline-level="3">Типы данных</text:h>
      <text:p text:style-name="P6">PHP поддерживает различные типы данных, такие как строки, числа, булевы значения, массивы, объекты и NULL.</text:p>
      <text:h text:style-name="P5" text:outline-level="3">Условные операторы</text:h>
      <text:p text:style-name="P6">Для выполнения условных действий используются операторы <text:span text:style-name="Source_20_Text">if</text:span>, <text:span text:style-name="Source_20_Text">else if</text:span> и <text:span text:style-name="Source_20_Text">else</text:span>. Например:</text:p>
      <text:p text:style-name="P4">phpCopy code</text:p>
      <text:p text:style-name="P4"><text:span text:style-name="Source_20_Text">if ($age &lt; 18) {</text:span></text:p>
      <text:p text:style-name="P4"><text:span text:style-name="Source_20_Text"><text:s text:c="4"/>echo "Underage";</text:span></text:p>
      <text:p text:style-name="P4"><text:span text:style-name="Source_20_Text">} elseif ($age &gt;= 18 &amp;&amp; $age &lt; 65) {</text:span></text:p>
      <text:p text:style-name="P4"><text:span text:style-name="Source_20_Text"><text:s text:c="4"/>echo "Adult";</text:span></text:p>
      <text:p text:style-name="P4"><text:span text:style-name="Source_20_Text">} else {</text:span></text:p>
      <text:p text:style-name="P4"><text:span text:style-name="Source_20_Text"><text:s text:c="4"/>echo "Senior";</text:span></text:p>
      <text:p text:style-name="P3"><text:span text:style-name="Source_20_Text">}</text:span></text:p>
      <text:h text:style-name="P5" text:outline-level="3">Циклы</text:h>
      <text:p text:style-name="P6">PHP поддерживает циклы <text:span text:style-name="Source_20_Text">for</text:span>, <text:span text:style-name="Source_20_Text">while</text:span>, <text:span text:style-name="Source_20_Text">do-while</text:span> и <text:span text:style-name="Source_20_Text">foreach</text:span> для выполнения итераций по данным.</text:p>
      <text:h text:style-name="P5" text:outline-level="3"><text:soft-page-break/>Функции</text:h>
      <text:p text:style-name="P6">Функции в PHP объявляются с помощью ключевого слова <text:span text:style-name="Source_20_Text">function</text:span>. Например:</text:p>
      <text:p text:style-name="P4">phpCopy code</text:p>
      <text:p text:style-name="P4"><text:span text:style-name="Source_20_Text">function greet($name) {</text:span></text:p>
      <text:p text:style-name="P4"><text:span text:style-name="Source_20_Text"><text:s text:c="4"/>echo "Hello, $name!";</text:span></text:p>
      <text:p text:style-name="P3"><text:span text:style-name="Source_20_Text">}</text:span></text:p>
      <text:h text:style-name="P5" text:outline-level="3">Массивы</text:h>
      <text:p text:style-name="P6">Массивы в PHP могут быть индексированными или ассоциативными. Например:</text:p>
      <text:p text:style-name="P4">phpCopy code</text:p>
      <text:p text:style-name="P4"><text:span text:style-name="Source_20_Text">$numbers = array(1, 2, 3, 4, 5);</text:span></text:p>
      <text:p text:style-name="P3"><text:span text:style-name="Source_20_Text">$person = array("name" =&gt; "John", "age" =&gt; 25);</text:span></text:p>
      <text:h text:style-name="P5" text:outline-level="3">Операторы</text:h>
      <text:p text:style-name="P6">PHP поддерживает арифметические, логические, сравнительные и другие операторы, такие как <text:span text:style-name="Source_20_Text">+</text:span>, <text:span text:style-name="Source_20_Text">-</text:span>, <text:span text:style-name="Source_20_Text">&amp;&amp;</text:span>, <text:span text:style-name="Source_20_Text">||</text:span>, <text:span text:style-name="Source_20_Text">==</text:span>, <text:span text:style-name="Source_20_Text">!=</text:span> и т. д.</text:p>
      <text:h text:style-name="P5" text:outline-level="3">Строки</text:h>
      <text:p text:style-name="P6">Строки в PHP могут быть объединены с помощью оператора конкатенации (<text:span text:style-name="Source_20_Text">.</text:span>) и интерполированы в двойных кавычках.</text:p>
      <text:h text:style-name="P5" text:outline-level="3">Константы</text:h>
      <text:p text:style-name="P6">Константы в PHP определяются с помощью функции <text:span text:style-name="Source_20_Text">define()</text:span> и обычно пишутся заглавными буквами.</text:p>
      <text:p text:style-name="P6">Это лишь краткий обзор основных элементов синтаксиса PHP. Он позволяет создавать динамические веб-страницы, обрабатывать формы, работать с базами данных и многое друго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29T23:48:57.72</dc:date>
    <meta:document-statistic meta:table-count="0" meta:image-count="0" meta:object-count="0" meta:page-count="2" meta:paragraph-count="51" meta:word-count="268" meta:character-count="1724"/>
    <dc:creator>Dima Wide</dc:creator>
    <meta:user-defined meta:name="Info 1"/>
    <meta:user-defined meta:name="Info 2"/>
    <meta:user-defined meta:name="Info 3"/>
    <meta:user-defined meta:name="Info 4"/>
  </office:meta>
</office:document-meta>
</file>